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1.38pt" svg:height="336.47pt" svg:x="354.4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SG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SGX+Shield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64KB file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586" calcext:value-type="float">
            <text:p>0.0586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6.1321" calcext:value-type="float">
            <text:p>6.1321</text:p>
          </table:table-cell>
          <table:table-cell office:value-type="float" office:value="0.0068" calcext:value-type="float">
            <text:p>0.0068</text:p>
          </table:table-cell>
          <table:table-cell office:value-type="float" office:value="477.9346" calcext:value-type="float">
            <text:p>477.9346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256KB file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6.3236" calcext:value-type="float">
            <text:p>6.3236</text:p>
          </table:table-cell>
          <table:table-cell office:value-type="float" office:value="0.0074" calcext:value-type="float">
            <text:p>0.0074</text:p>
          </table:table-cell>
          <table:table-cell office:value-type="float" office:value="1891.2192" calcext:value-type="float">
            <text:p>1891.219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string" calcext:value-type="string">
            <text:p>1MB file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6.4625" calcext:value-type="float">
            <text:p>6.4625</text:p>
          </table:table-cell>
          <table:table-cell office:value-type="float" office:value="0.007" calcext:value-type="float">
            <text:p>0.0070</text:p>
          </table:table-cell>
          <table:table-cell office:value-type="float" office:value="7535.4864" calcext:value-type="float">
            <text:p>7535.4864</text:p>
          </table:table-cell>
          <table:table-cell office:value-type="float" office:value="0.7268" calcext:value-type="float">
            <text:p>0.7268</text:p>
          </table:table-cell>
        </table:table-row>
        <table:table-row table:style-name="ro1">
          <table:table-cell office:value-type="string" calcext:value-type="string">
            <text:p>4MB file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6.5046" calcext:value-type="float">
            <text:p>6.5046</text:p>
          </table:table-cell>
          <table:table-cell office:value-type="float" office:value="0.0077" calcext:value-type="float">
            <text:p>0.0077</text:p>
          </table:table-cell>
          <table:table-cell office:value-type="float" office:value="30081.5225" calcext:value-type="float">
            <text:p>30081.5225</text:p>
          </table:table-cell>
          <table:table-cell office:value-type="float" office:value="5.6957" calcext:value-type="float">
            <text:p>5.6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5:07:24.456546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07:41.608011419</dc:date>
    <meta:editing-duration>PT6H36M10S</meta:editing-duration>
    <meta:editing-cycles>14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5">
      <style:chart-properties chart:display-label="true" chart:logarithmic="tru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5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 chart:data-label-number="value" chart:data-label-text="false" chart:data-label-symbol="false"/>
      <style:graphic-properties svg:stroke-width="0.102cm" svg:stroke-color="#000000" draw:fill-color="#000000" dr3d:edge-rounding="5%"/>
      <style:text-properties fo:font-family="'Times New Roman'" style:font-style-name="Regular" style:font-family-generic="roman" fo:font-size="14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5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 chart:data-label-number="value" chart:data-label-text="false" chart:data-label-symbol="false" chart:label-position="top"/>
      <style:graphic-properties svg:stroke-width="0.102cm" svg:stroke-color="#000000" draw:fill-color="#000000"/>
      <style:text-properties fo:font-family="'Times New Roman'" style:font-style-name="Regular" style:font-family-generic="roman" fo:font-size="14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 chart:symbol-type="named-symbol" chart:symbol-name="square" chart:symbol-width="0.3cm" chart:symbol-height="0.3cm"/>
    </style:style>
    <style:style style:name="ch18" style:family="chart">
      <style:graphic-properties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983cm" svg:height="11.871cm" xlink:href=".." xlink:type="simple" chart:class="chart:line" chart:style-name="ch1">
        <chart:legend svg:x="1.085cm" svg:y="0cm" style:legend-expansion="custom" chartooo:width="14.621cm" chartooo:height="2.287cm" style:legend-expansion-aspect-ratio="6.39309138609532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2.57cm" svg:y="2.363cm" svg:width="13.454cm" svg:height="7.858cm">
          <chartooo:coordinate-region svg:x="4.853cm" svg:y="2.639cm" svg:width="10.291cm" svg:height="6.781cm"/>
          <chart:axis chart:dimension="x" chart:name="primary-x" chart:style-name="ch4" chartooo:axis-type="auto">
            <chartooo:date-scale/>
            <chart:title svg:x="8.862cm" svg:y="10.791cm" chart:style-name="ch5">
              <text:p>File size</text:p>
            </chart:title>
            <chart:categories table:cell-range-address="Sheet1.A3:Sheet1.A6"/>
          </chart:axis>
          <chart:axis chart:dimension="y" chart:name="primary-y" chart:style-name="ch6">
            <chart:title svg:x="0.424cm" svg:y="9.295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style-name="ch17"/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(SGX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(SGX+Shield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64KB file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0.0586">
                <text:p>0.0586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6.1321">
                <text:p>6.1321</text:p>
                <draw:g>
                  <svg:desc>Sheet1.F3:Sheet1.F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0.0068">
                <text:p>0.0068</text:p>
                <draw:g>
                  <svg:desc>Sheet1.G3:Sheet1.G6</svg:desc>
                </draw:g>
              </table:table-cell>
              <table:table-cell office:value-type="float" office:value="477.9346">
                <text:p>477.9346</text:p>
                <draw:g>
                  <svg:desc>Sheet1.H3:Sheet1.H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  <table:table-cell office:value-type="float" office:value="0.0552">
                <text:p>0.0552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256KB file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6.3236">
                <text:p>6.3236</text:p>
              </table:table-cell>
              <table:table-cell office:value-type="float" office:value="0.0074">
                <text:p>0.0074</text:p>
              </table:table-cell>
              <table:table-cell office:value-type="float" office:value="0.0074">
                <text:p>0.0074</text:p>
              </table:table-cell>
              <table:table-cell office:value-type="float" office:value="1891.2192">
                <text:p>1891.2192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1MB file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6.4625">
                <text:p>6.462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7535.4864">
                <text:p>7535.4864</text:p>
              </table:table-cell>
              <table:table-cell office:value-type="float" office:value="0.7268">
                <text:p>0.7268</text:p>
              </table:table-cell>
              <table:table-cell office:value-type="float" office:value="0.7268">
                <text:p>0.7268</text:p>
              </table:table-cell>
            </table:table-row>
            <table:table-row>
              <table:table-cell office:value-type="string">
                <text:p>4MB file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6.5046">
                <text:p>6.5046</text:p>
              </table:table-cell>
              <table:table-cell office:value-type="float" office:value="0.0077">
                <text:p>0.0077</text:p>
              </table:table-cell>
              <table:table-cell office:value-type="float" office:value="0.0077">
                <text:p>0.0077</text:p>
              </table:table-cell>
              <table:table-cell office:value-type="float" office:value="30081.5225">
                <text:p>30081.5225</text:p>
              </table:table-cell>
              <table:table-cell office:value-type="float" office:value="5.6957">
                <text:p>5.6957</text:p>
              </table:table-cell>
              <table:table-cell office:value-type="float" office:value="5.6957">
                <text:p>5.69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